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1 </text:span><text:span text:style-name="T13">Sv/h</text:span><text:span text:style-name="T73"><text:line-break/></text:span></text:p>
      <text:p text:style-name="P5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1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8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1"/>
      <text:p text:style-name="P52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 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5">Coefficient</text:p>
            <text:p text:style-name="P26"><text:span text:style-name="T28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3" office:value-type="string">
            <text:p text:style-name="P20">80<text:span text:style-name="T30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20">±<text:span text:style-name="T30">15.4</text:span></text:p>
          </table:table-cell>
        </table:table-row>
        <table:table-row>
          <table:table-cell table:style-name="t1.A3" office:value-type="string">
            <text:p text:style-name="P22"><text:span text:style-name="T19">4</text:span>00 mSv/h</text:p>
          </table:table-cell>
          <table:table-cell table:style-name="t1.B3" office:value-type="string">
            <text:p text:style-name="P21">$1-n3</text:p>
          </table:table-cell>
          <table:table-cell table:style-name="t1.B3" office:value-type="string">
            <text:p text:style-name="P21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42">$1-m31</text:p>
              <text:p text:style-name="P42">$1-m32</text:p>
              <text:p text:style-name="P42">$1-m33</text:p>
              <text:p text:style-name="P42">$1-m34</text:p>
            </text:section>
          </table:table-cell>
          <table:table-cell table:style-name="t1.B3" office:value-type="string">
            <text:p text:style-name="P21">$1-av3</text:p>
          </table:table-cell>
          <table:table-cell table:style-name="t1.B3" office:value-type="string">
            <text:p text:style-name="P21">$1-o3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3</text:p>
          </table:table-cell>
          <table:table-cell table:style-name="t1.I3" office:value-type="string">
            <text:p text:style-name="P20">±<text:span text:style-name="T30">17.0</text:span></text:p>
          </table:table-cell>
        </table:table-row>
        <table:table-row>
          <table:table-cell table:style-name="t1.A8" office:value-type="string">
            <text:p text:style-name="P22">800 mSv/h</text:p>
          </table:table-cell>
          <table:table-cell table:style-name="t1.B8" office:value-type="string">
            <text:p text:style-name="P21">$1-n<text:span text:style-name="T30">4</text:span></text:p>
          </table:table-cell>
          <table:table-cell table:style-name="t1.B8" office:value-type="string">
            <text:p text:style-name="P21">$1-d<text:span text:style-name="T30">4</text:span></text:p>
          </table:table-cell>
          <table:table-cell table:style-name="t1.D8" office:value-type="string">
            <text:section text:style-name="Sect1" text:name="Раздел4">
              <text:p text:style-name="P7">$1-<text:span text:style-name="T30">m</text:span><text:span text:style-name="T19">4</text:span><text:span text:style-name="T30">0</text:span></text:p>
              <text:p text:style-name="P42">$1-<text:span text:style-name="T30">m</text:span><text:span text:style-name="T19">4</text:span><text:span text:style-name="T30">1</text:span></text:p>
              <text:p text:style-name="P42">$1-<text:span text:style-name="T30">m</text:span><text:span text:style-name="T19">4</text:span><text:span text:style-name="T30">2</text:span></text:p>
              <text:p text:style-name="P42">$1-<text:span text:style-name="T30">m</text:span><text:span text:style-name="T19">4</text:span><text:span text:style-name="T30">3</text:span></text:p>
              <text:p text:style-name="P42">$1-<text:span text:style-name="T30">m</text:span><text:span text:style-name="T19">4</text:span><text:span text:style-name="T30">4</text:span></text:p>
            </text:section>
          </table:table-cell>
          <table:table-cell table:style-name="t1.B8" office:value-type="string">
            <text:p text:style-name="P21">$1-av<text:span text:style-name="T30">4</text:span></text:p>
          </table:table-cell>
          <table:table-cell table:style-name="t1.B8" office:value-type="string">
            <text:p text:style-name="P21">$1-o<text:span text:style-name="T30">4</text:span></text:p>
          </table:table-cell>
          <table:table-cell table:style-name="t1.B8" office:value-type="string">
            <text:p text:style-name="P14"><text:span text:style-name="T61">±</text:span><text:span text:style-name="T55">19</text:span></text:p>
          </table:table-cell>
          <table:table-cell table:style-name="t1.B8" office:value-type="string">
            <text:p text:style-name="P21">$1-q<text:span text:style-name="T30">4</text:span></text:p>
          </table:table-cell>
          <table:table-cell table:style-name="t1.I8" office:value-type="string">
            <text:p text:style-name="P23">±19.0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7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5">Coefficient</text:p>
            <text:p text:style-name="P26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4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4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38:57.91</dc:date>
    <meta:editing-duration>P3DT15H55M13S</meta:editing-duration>
    <meta:editing-cycles>460</meta:editing-cycles>
    <meta:generator>OpenOffice/4.1.6$Win32 OpenOffice.org_project/416m1$Build-9790</meta:generator>
    <meta:document-statistic meta:table-count="3" meta:image-count="1" meta:object-count="0" meta:page-count="1" meta:paragraph-count="165" meta:word-count="359" meta:character-count="2449"/>
  </office:meta>
</office:document-meta>
</file>